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b8e0" officeooo:paragraph-rsid="0019b8e0"/>
    </style:style>
    <style:style style:name="P2" style:family="paragraph" style:parent-style-name="Standard">
      <style:text-properties fo:font-weight="bold" officeooo:rsid="001b3f4b" officeooo:paragraph-rsid="001b3f4b" style:font-weight-asian="bold" style:font-weight-complex="bold"/>
    </style:style>
    <style:style style:name="P3" style:family="paragraph" style:parent-style-name="Standard">
      <style:text-properties fo:font-weight="bold" officeooo:rsid="0019b8e0" officeooo:paragraph-rsid="0019b8e0" style:font-weight-asian="bold" style:font-weight-complex="bold"/>
    </style:style>
    <style:style style:name="P4" style:family="paragraph" style:parent-style-name="Standard">
      <style:text-properties officeooo:rsid="001bbae4" officeooo:paragraph-rsid="001bbae4"/>
    </style:style>
    <style:style style:name="P5" style:family="paragraph" style:parent-style-name="Standard">
      <style:text-properties officeooo:rsid="001bbae4" officeooo:paragraph-rsid="001d0079"/>
    </style:style>
    <style:style style:name="P6" style:family="paragraph" style:parent-style-name="Standard">
      <style:text-properties officeooo:rsid="0020a40b" officeooo:paragraph-rsid="0020a40b"/>
    </style:style>
    <style:style style:name="P7" style:family="paragraph" style:parent-style-name="Standard">
      <style:text-properties officeooo:rsid="0020a40b" officeooo:paragraph-rsid="00266598"/>
    </style:style>
    <style:style style:name="P8" style:family="paragraph" style:parent-style-name="Standard">
      <style:text-properties officeooo:rsid="0020a40b" officeooo:paragraph-rsid="002f824a"/>
    </style:style>
    <style:style style:name="P9" style:family="paragraph" style:parent-style-name="Standard">
      <style:text-properties officeooo:rsid="0020a40b" officeooo:paragraph-rsid="00337791"/>
    </style:style>
    <style:style style:name="P10" style:family="paragraph" style:parent-style-name="Standard">
      <style:text-properties officeooo:rsid="0020aeb3" officeooo:paragraph-rsid="0020aeb3"/>
    </style:style>
    <style:style style:name="P11" style:family="paragraph" style:parent-style-name="Standard">
      <style:text-properties officeooo:rsid="0020aeb3" officeooo:paragraph-rsid="002489b1"/>
    </style:style>
    <style:style style:name="P12" style:family="paragraph" style:parent-style-name="Standard">
      <style:text-properties officeooo:rsid="00266598" officeooo:paragraph-rsid="00266598"/>
    </style:style>
    <style:style style:name="P13" style:family="paragraph" style:parent-style-name="Standard">
      <style:text-properties officeooo:rsid="00337791" officeooo:paragraph-rsid="00337791"/>
    </style:style>
    <style:style style:name="P14" style:family="paragraph" style:parent-style-name="Table_20_Contents">
      <style:text-properties officeooo:rsid="002bbe4f" officeooo:paragraph-rsid="002bbe4f"/>
    </style:style>
    <style:style style:name="P15" style:family="paragraph" style:parent-style-name="Table_20_Contents">
      <style:text-properties fo:font-weight="bold" officeooo:rsid="002bbe4f" officeooo:paragraph-rsid="002bbe4f" style:font-weight-asian="bold" style:font-weight-complex="bold"/>
    </style:style>
    <style:style style:name="P16" style:family="paragraph" style:parent-style-name="Table_20_Contents">
      <style:text-properties fo:font-weight="bold" officeooo:rsid="002f824a" officeooo:paragraph-rsid="002f824a" style:font-weight-asian="bold" style:font-weight-complex="bold"/>
    </style:style>
    <style:style style:name="P17" style:family="paragraph" style:parent-style-name="Table_20_Contents">
      <style:text-properties officeooo:rsid="00361df1" officeooo:paragraph-rsid="00361df1"/>
    </style:style>
    <style:style style:name="P18" style:family="paragraph" style:parent-style-name="Table_20_Contents">
      <style:text-properties officeooo:rsid="0036f766" officeooo:paragraph-rsid="0036f766"/>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b3f4b"/>
    </style:style>
    <style:style style:name="T2" style:family="text">
      <style:text-properties officeooo:rsid="001d0079"/>
    </style:style>
    <style:style style:name="T3" style:family="text">
      <style:text-properties officeooo:rsid="002489b1"/>
    </style:style>
    <style:style style:name="T4" style:family="text">
      <style:text-properties officeooo:rsid="0025653f"/>
    </style:style>
    <style:style style:name="T5" style:family="text">
      <style:text-properties officeooo:rsid="002dba4b"/>
    </style:style>
    <style:style style:name="T6" style:family="text">
      <style:text-properties officeooo:rsid="002f824a"/>
    </style:style>
    <style:style style:name="T7" style:family="text">
      <style:text-properties officeooo:rsid="00337791"/>
    </style:style>
    <style:style style:name="T8" style:family="text">
      <style:text-properties officeooo:rsid="0020a40b"/>
    </style:style>
    <style:style style:name="T9" style:family="text">
      <style:text-properties officeooo:rsid="003425f5"/>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sing joint-species distribution models to inform </text:span>mixed fishery management</text:p>
      <text:p text:style-name="P1"/>
      <text:p text:style-name="P4">Paul J Dolder, James T Thorson &amp; Cóilín Minto</text:p>
      <text:p text:style-name="P1"/>
      <text:p text:style-name="P3">Abstract</text:p>
      <text:p text:style-name="P1"/>
      <text:p text:style-name="P5">Mixed fisheries are where more than one species is caught simultaneously in the same fishing operation. This <text:span text:style-name="T2">is</text:span> the pre-eminent management issue in fisheries managed by landing quotas, as <text:span text:style-name="T2">over-quota catches of weaker stocks leads to</text:span> overexploitation <text:span text:style-name="T2">when pursuing landings of healthy stocks</text:span>. <text:span text:style-name="T2">Decoupling exploitation of weaker stocks from healthy stocks remains a challenge due to co-occupancy of the same habitat and co-occurrence at fine spatial and temporal scales, yet is vital if mixed fisheries are to be managed efficiently. We apply a joint species distribution model (VAST) to the nine most important demersal fish species caught in the Celtic Sea fisheries, each separated by juvenile and adult size classes. The model integrates across several fisheries independent surveys, takes account of correlations among species-group spatio-temporal distributions and abundances and uses habitat and depth covariates to predict spatial density estimates consistent with the resolution of the data. Model outputs are consistent with stock-level trends abundances over time from international assessments, yet also provide detailed insight into species co-occurrence and the strength of interactions in space and time. We use the outputs to draw inference on the challenges in separating catches of key commercial demersal fish in moving to the EU landing obligation. </text:span><office:annotation office:name="__Annotation__208_2093802954"><dc:creator>Unknown Author</dc:creator><dc:date>2017-03-29T14:54:48</dc:date><text:p text:style-name="P19"><text:span text:style-name="T10">I don’t know how feasible it is to undertake the optimisation exercise for this piece of work, but would be a way to round the paper off.</text:span></text:p></office:annotation><text:span text:style-name="T2">[We then show how exploiting differences in species distributions through optimising spatial effort distribution can help align catches to available quota, improving the sustainability of mixed fisheries].</text:span><office:annotation-end office:name="__Annotation__208_2093802954"/></text:p>
      <text:p text:style-name="P1"/>
      <text:p text:style-name="P3">Methods</text:p>
      <text:p text:style-name="P1"/>
      <text:p text:style-name="P1">1. U</text:p>
      <text:p text:style-name="P1"/>
      <text:p text:style-name="P1"/>
      <text:p text:style-name="P3">Key results / <text:span text:style-name="T4">figures</text:span></text:p>
      <text:p text:style-name="P1"/>
      <text:p text:style-name="P12">Model comparison through AIC, BIC</text:p>
      <text:p text:style-name="P12"/>
      <table:table table:name="Table2" table:style-name="Table2">
        <table:table-column table:style-name="Table2.A" table:number-columns-repeated="3"/>
        <table:table-column table:style-name="Table2.D"/>
        <table:table-row>
          <table:table-cell table:style-name="Table2.A1" office:value-type="string">
            <text:p text:style-name="P15">Model</text:p>
          </table:table-cell>
          <table:table-cell table:style-name="Table2.A1" office:value-type="string">
            <text:p text:style-name="P16">Description</text:p>
          </table:table-cell>
          <table:table-cell table:style-name="Table2.A1" office:value-type="string">
            <text:p text:style-name="P15">AIC</text:p>
          </table:table-cell>
          <table:table-cell table:style-name="Table2.D1" office:value-type="string">
            <text:p text:style-name="P15">BIC</text:p>
          </table:table-cell>
        </table:table-row>
        <table:table-row>
          <table:table-cell table:style-name="Table2.A2" office:value-type="string">
            <text:p text:style-name="P14"><text:span text:style-name="T5">H</text:span>0</text:p>
          </table:table-cell>
          <table:table-cell table:style-name="Table2.A2" office:value-type="string">
            <text:p text:style-name="P8">Without fixed gear effect (random effect only), no covariates</text:p>
          </table:table-cell>
          <table:table-cell table:style-name="Table2.A2" office:value-type="string">
            <text:p text:style-name="P14">125 954</text:p>
          </table:table-cell>
          <table:table-cell table:style-name="Table2.D2" office:value-type="string">
            <text:p text:style-name="P14">140 187</text:p>
          </table:table-cell>
        </table:table-row>
        <table:table-row>
          <table:table-cell table:style-name="Table2.A2" office:value-type="string">
            <text:p text:style-name="P14"><text:span text:style-name="T5">H</text:span>1</text:p>
          </table:table-cell>
          <table:table-cell table:style-name="Table2.A2" office:value-type="string">
            <text:p text:style-name="P8"><text:span text:style-name="T6">W</text:span>ith fixed gear effect, no covariates </text:p>
          </table:table-cell>
          <table:table-cell table:style-name="Table2.A2" office:value-type="string">
            <text:p text:style-name="P17">116 012</text:p>
          </table:table-cell>
          <table:table-cell table:style-name="Table2.D2" office:value-type="string">
            <text:p text:style-name="P18">132 309</text:p>
          </table:table-cell>
        </table:table-row>
        <table:table-row>
          <table:table-cell table:style-name="Table2.A2" office:value-type="string">
            <text:p text:style-name="P14"><text:span text:style-name="T5">H</text:span>2</text:p>
          </table:table-cell>
          <table:table-cell table:style-name="Table2.A2" office:value-type="string">
            <text:p text:style-name="P8">With fixed gear effect, habitat and depth covariates</text:p>
          </table:table-cell>
          <table:table-cell table:style-name="Table2.A2" office:value-type="string">
            <text:p text:style-name="P14">116 013</text:p>
          </table:table-cell>
          <table:table-cell table:style-name="Table2.D2" office:value-type="string">
            <text:p text:style-name="P14">132 446</text:p>
          </table:table-cell>
        </table:table-row>
      </table:table>
      <text:p text:style-name="P12"/>
      <text:p text:style-name="P6"/>
      <text:p text:style-name="P6">H2 <text:span text:style-name="T7">is the best model, and</text:span>:</text:p>
      <text:p text:style-name="P6"/>
      <text:p text:style-name="P9">1. <text:span text:style-name="T7">Uses information on habitat and depth to improve predictability of species distribution (Figure 1, Figures 5 / 6)</text:span></text:p>
      <text:p text:style-name="P9"/>
      <text:p text:style-name="P9"><text:span text:style-name="T7">2. Provides i</text:span>nformative estimates of catchability for survey*species*size combinations – controlling for differences in survey gear effects and design <text:span text:style-name="T7">(Figure 2)</text:span></text:p>
      <text:p text:style-name="P13"><text:soft-page-break/>3. <text:span text:style-name="T8">. </text:span>P<text:span text:style-name="T8">rovide</text:span>s<text:span text:style-name="T8"> useful information on the inter-species relationships. Factor loadings inform where efforts on spatial decoupling may bear fruit and where other methods (e.g. gear changes) are needed.</text:span></text:p>
      <text:p text:style-name="P11">- <text:span text:style-name="T7">Can be seen that there are strong correlations among species groups (e.g. demersal roundfish, flatfish or deepwater) (Figure 3)</text:span></text:p>
      <text:p text:style-name="P11"/>
      <text:p text:style-name="P13">4. However, spatial patterns / factor loading explain encounter probabilities best. Encounter probability factors based on spatial gradient (<text:span text:style-name="T9">Figure 5, </text:span>factor maps, omega). No clear species link (PCA / factor loadings, <text:span text:style-name="T9">Figure 13</text:span>) - this means that generally the probability of encountering a species can be described through a combination of spatially determined factors (linked to depth, habitat???)</text:p>
      <text:p text:style-name="P11"/>
      <text:p text:style-name="P13">Positive catch rates based on spatio-temporal effect linked among species groups (PCA / factor loadings, <text:span text:style-name="T9">Figure 4</text:span>)), no clear spatial pattern <text:s/>(factor maps, epsilon, <text:span text:style-name="T9">Figure 14/15</text:span>) - this means that catch rates are much more variable in time, not linked to a strong spatial pattern but consistent among groups of species (can this be an environmental driver???). </text:p>
      <text:p text:style-name="P13"/>
      <text:p text:style-name="P13"/>
      <text:p text:style-name="P13">Ergo: Encounter probability remains stable from year to year. Positive catch rates, much more dynamic from year to year <text:s text:c="4"/></text:p>
      <text:p text:style-name="P13"/>
      <text:p text:style-name="P13">Good to include a temporally changing environmental predictor (e.g. temperature - we could do this…)</text:p>
      <text:p text:style-name="P13"/>
      <text:p text:style-name="P11"/>
      <text:p text:style-name="P11"/>
      <text:p text:style-name="P11"/>
      <text:p text:style-name="P7">- <text:span text:style-name="T3">Spatial factor loadings also show where underlying environmental/habitat variables <text:tab/>influence common species distributions which can further inform spatial measures</text:span></text:p>
      <text:p text:style-name="P7"/>
      <text:p text:style-name="P10"/>
      <text:p text:style-name="P10"/>
      <text:p text:style-name="P10"/>
      <text:p text:style-name="P10"><text:span text:style-name="T7">[</text:span>3. <text:span text:style-name="T4">Predictions of spatial densities can be used to inform optimal effort distributions from the context of maximising quota uptake in mixed fisheries under single-species quota constraints.]</text:span></text:p>
      <text:p text:style-name="P1"/>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4:02:34.084276217</meta:creation-date>
    <dc:date>2017-04-17T14:33:28.111268641</dc:date>
    <meta:editing-duration>PT3H34M17S</meta:editing-duration>
    <meta:editing-cycles>16</meta:editing-cycles>
    <meta:generator>LibreOffice/5.1.6.2$Linux_X86_64 LibreOffice_project/10m0$Build-2</meta:generator>
    <meta:document-statistic meta:table-count="1" meta:image-count="0" meta:object-count="0" meta:page-count="2" meta:paragraph-count="35" meta:word-count="591" meta:character-count="3957" meta:non-whitespace-character-count="3391"/>
  </office:meta>
</office:document-meta>
</file>